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2">%#include decisionNonValide#%</text:p>
      <text:p text:style-name="P4"/>
      <text:p text:style-name="P3">%=TitreDocument=%</text:p>
      <text:p text:style-name="P1"/>
      <text:p text:style-name="P8">%=DecisionNumero=% %=Nip=%</text:p>
      <text:p text:style-name="P7">%=AyantDroit=%</text:p>
      <text:p text:style-name="P4"/>
      <text:p text:style-name="P7">%=TitreTiers=%</text:p>
      <text:p text:style-name="P4"/>
      <text:p text:style-name="P7">%=Paragraphe1=% %=ChoixParagraphe1=% %=SuiteParagraphe1=%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%=PeriodeCalcul=% <text:span text:style-name="T1">%=DatePeriode=%</text:span> %=RemarqueSuite=% <text:span text:style-name="T1">%=DateFinPeriode=%</text:span></text:p>
            <text:p text:style-name="P14">%=TexteMontantPrestation=% <text:span text:style-name="T1">%=MontantPrestation=%</text:span></text:p>
            <text:p text:style-name="P14">%=CompteVersement=%</text:p>
          </table:table-cell>
        </table:table-row>
      </table:table>
      <text:p text:style-name="P6"><text:span text:style-name="T2">%#include </text:span><text:span text:style-name="T3">tableauPerseus</text:span><text:span text:style-name="T2">#%</text:span></text:p>
      <text:p text:style-name="P5"/>
      <text:p text:style-name="P16">%=Paragraphe4=% <text:span text:style-name="T4">%=Paragraphe4Souligne=%</text:span> %=Paragraphe4Suite=% <text:span text:style-name="T1">%=Paragraphe4Gras=%</text:span></text:p>
      <text:p text:style-name="P4"/>
      <text:p text:style-name="P7">%=Salutations=%</text:p>
      <text:p text:style-name="P4"/>
      <text:p text:style-name="P11">%#include signatureStandard#%</text:p>
      <text:p text:style-name="P15">%=pushToEnd()=%</text:p>
      <text:p text:style-name="P10">%=Reclamation=%</text:p>
      <text:p text:style-name="P9">%=Texte_Reclamation=%</text:p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%=Copie=%</text:p>
          </table:table-cell>
          <table:table-cell table:style-name="Tableau1.A1" office:value-type="string">
            <text:p text:style-name="P13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%=Annexe=%</text:p>
          </table:table-cell>
          <table:table-cell table:style-name="Tableau4.A1" office:value-type="string">
            <text:p text:style-name="P13">%=TexteAnnexe=%</text:p>
          </table:table-cell>
        </table:table-row>
      </table:table>
      <text:p text:style-name="P12"/>
      <text:p text:style-name="P17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2-01T09:11:34</dc:date>
    <meta:printed-by>mike</meta:printed-by>
    <meta:print-date>2011-05-06T11:34:43</meta:print-date>
    <meta:editing-cycles>128</meta:editing-cycles>
    <meta:editing-duration>PT9H29M3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22" meta:word-count="38" meta:character-count="588"/>
  </office:meta>
</office:document-meta>
</file>